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e48c" officeooo:paragraph-rsid="001be48c"/>
    </style:style>
    <style:style style:name="P2" style:family="paragraph" style:parent-style-name="Standard">
      <style:paragraph-properties fo:text-align="start" style:justify-single-word="false"/>
      <style:text-properties officeooo:rsid="001be48c" officeooo:paragraph-rsid="001be48c"/>
    </style:style>
    <style:style style:name="P3" style:family="paragraph" style:parent-style-name="Standard">
      <style:paragraph-properties fo:text-align="start" style:justify-single-word="false"/>
      <style:text-properties officeooo:rsid="001d9812" officeooo:paragraph-rsid="001d9812"/>
    </style:style>
    <style:style style:name="P4" style:family="paragraph" style:parent-style-name="Standard">
      <style:paragraph-properties fo:text-align="start" style:justify-single-word="false"/>
      <style:text-properties officeooo:rsid="001f3de4" officeooo:paragraph-rsid="001f3d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Hibernate + jsf + rest</text:p>
      <text:p text:style-name="P1"/>
      <text:p text:style-name="P2">new dynamic web project (bookstore)</text:p>
      <text:p text:style-name="P2">jsf 2.2</text:p>
      <text:p text:style-name="P2">jax-rs 1.1</text:p>
      <text:p text:style-name="P2">save as <text:s/>faces/rest</text:p>
      <text:p text:style-name="P2">dynamic web module version 3.1</text:p>
      <text:p text:style-name="P2">garder src/main/java</text:p>
      <text:p text:style-name="P2">content directory → webContent</text:p>
      <text:p text:style-name="P2">cocher generate web content</text:p>
      <text:p text:style-name="P2">jax-rs → disable library config (on fera via maven)</text:p>
      <text:p text:style-name="P2">servlet information → url doit être /<text:span text:style-name="T1">api/</text:span><text:span text:style-name="T2">*</text:span></text:p>
      <text:p text:style-name="P2"><text:span text:style-name="T2">next</text:span></text:p>
      <text:p text:style-name="P2"><text:span text:style-name="T2">java faces 2.2 si on l’a pas → manage library → new → faces 2.2 → add external jars → java faces 2.2</text:span></text:p>
      <text:p text:style-name="P2"><text:span text:style-name="T2">finish</text:span></text:p>
      <text:p text:style-name="P2"><text:span text:style-name="T2"/></text:p>
      <text:p text:style-name="P2"><text:span text:style-name="T2">right click sur le projet → configure → convert to mave project → s’assurer que le packaging soit war.</text:span></text:p>
      <text:p text:style-name="P2"><text:span text:style-name="T2"/></text:p>
      <text:p text:style-name="P2"><text:span text:style-name="T2">Mettre à jour le pom.xml et le web.xml </text:span></text:p>
      <text:p text:style-name="P2"><text:span text:style-name="T2">pom → mettre a la place de dependencies (supprimer tout à partir de dependencies et remplacer)</text:span></text:p>
      <text:p text:style-name="P2"><text:span text:style-name="T2">web → coller à la place des dervlets (après welcome-file-list)</text:span></text:p>
      <text:p text:style-name="P2"><text:span text:style-name="T2"/></text:p>
      <text:p text:style-name="P3"><text:span text:style-name="T2">dans src/main/ressourrces </text:span></text:p>
      <text:p text:style-name="P3"><text:span text:style-name="T2">→ packages Entity + Util + dao + api</text:span></text:p>
      <text:p text:style-name="P3"><text:span text:style-name="T2"/></text:p>
      <text:p text:style-name="P3"><text:span text:style-name="T2">pour accéper aux pages webxml → /</text:span><text:span text:style-name="T1">faces</text:span><text:span text:style-name="T2">/nom</text:span></text:p>
      <text:p text:style-name="P3"><text:span text:style-name="T2"/></text:p>
      <text:p text:style-name="P4"><text:span text:style-name="T2">config hibernate dans le src/main/java</text:span></text:p>
      <text:p text:style-name="P2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09:12:22.815000000</meta:creation-date>
    <dc:date>2022-11-17T09:34:44.776000000</dc:date>
    <meta:editing-duration>PT1M41S</meta:editing-duration>
    <meta:editing-cycles>1</meta:editing-cycles>
    <meta:document-statistic meta:table-count="0" meta:image-count="0" meta:object-count="0" meta:page-count="1" meta:paragraph-count="22" meta:word-count="150" meta:character-count="849" meta:non-whitespace-character-count="718"/>
    <meta:generator>LibreOffice/6.0.4.2$Windows_x86 LibreOffice_project/9b0d9b32d5dcda91d2f1a96dc04c645c450872bf</meta:generator>
  </office:meta>
</office:document-meta>
</file>